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/>
    <style:font-face style:name="STIXGeneral" svg:font-family="STIXGeneral"/>
    <style:font-face style:name="Symbol" svg:font-family="Symbol"/>
    <style:font-face style:name="arial" svg:font-family="arial, helvetica, sans-serif"/>
    <style:font-face style:name="sans-serif" svg:font-family="sans-serif"/>
    <style:font-face style:name="Nimbus Roman No9 L2" svg:font-family="'Nimbus Roman No9 L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imbus Roman No9 L3" svg:font-family="'Nimbus Roman No9 L', 'Times New Roman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style:line-height-at-least="0.176cm" fo:orphans="0" fo:widows="0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2" style:family="paragraph" style:parent-style-name="Standard">
      <style:paragraph-properties fo:margin-top="0cm" fo:margin-bottom="0cm" loext:contextual-spacing="false" style:line-height-at-least="0.176cm" fo:text-align="center" style:justify-single-word="false" fo:orphans="0" fo:widows="0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 fo:line-height="97%" fo:text-align="center" style:justify-single-word="false" fo:orphans="0" fo:widows="0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line-height="0.679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5" style:family="paragraph" style:parent-style-name="Standard">
      <style:paragraph-properties fo:margin-top="0cm" fo:margin-bottom="0cm" loext:contextual-spacing="false" style:line-height-at-least="0.176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6" style:family="paragraph" style:parent-style-name="Standard">
      <style:paragraph-properties fo:margin-top="0cm" fo:margin-bottom="0cm" loext:contextual-spacing="false" fo:line-height="0.529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7" style:family="paragraph" style:parent-style-name="Standard">
      <style:paragraph-properties fo:margin-top="0cm" fo:margin-bottom="0cm" loext:contextual-spacing="false" fo:line-height="0.496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8" style:family="paragraph" style:parent-style-name="Standard">
      <style:paragraph-properties fo:margin-top="0cm" fo:margin-bottom="0cm" loext:contextual-spacing="false" fo:line-height="0.487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9" style:family="paragraph" style:parent-style-name="Standard">
      <style:paragraph-properties fo:margin-top="0cm" fo:margin-bottom="0cm" loext:contextual-spacing="false" fo:line-height="0.395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0" style:family="paragraph" style:parent-style-name="Standard">
      <style:paragraph-properties fo:margin-top="0cm" fo:margin-bottom="0cm" loext:contextual-spacing="false" fo:line-height="0.104cm" fo:text-align="center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1" style:family="paragraph" style:parent-style-name="Standard">
      <style:paragraph-properties fo:margin-top="0cm" fo:margin-bottom="0cm" loext:contextual-spacing="false" fo:line-height="0.005cm" fo:text-align="center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2" style:family="paragraph" style:parent-style-name="Standard">
      <style:paragraph-properties fo:margin-top="0cm" fo:margin-bottom="0cm" loext:contextual-spacing="false" fo:line-height="0.002cm" fo:text-align="center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3" style:family="paragraph" style:parent-style-name="Standard">
      <style:paragraph-properties fo:margin-top="0cm" fo:margin-bottom="0cm" loext:contextual-spacing="false" style:line-height-at-least="0.176cm" fo:text-align="center" style:justify-single-word="false" fo:orphans="0" fo:widows="0"/>
      <style:text-properties fo:color="#000000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Nimbus Roman No9 L1" fo:font-size="11pt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punctuation-wrap="hanging"/>
      <style:text-properties fo:color="#000000" style:font-name="Nimbus Roman No9 L1" fo:font-size="11pt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Nimbus Roman No9 L1" fo:font-size="11pt" officeooo:paragraph-rsid="0060a52d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Nimbus Roman No9 L1" fo:font-size="11pt" fo:language="en" fo:country="US" officeooo:paragraph-rsid="0060a52d" style:font-name-asian="Nimbus Roman No9 L" style:font-size-asian="11pt" style:font-name-complex="Nimbus Roman No9 L" style:font-size-complex="11pt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style:punctuation-wrap="hanging"/>
      <style:text-properties fo:color="#000000" style:font-name="Nimbus Roman No9 L1" fo:font-size="12pt" fo:font-weight="bold" officeooo:rsid="0048e273" officeooo:paragraph-rsid="0048e273" style:font-size-asian="12pt" style:font-weight-asian="bold" style:font-name-complex="Nimbus Roman No9 L" style:font-size-complex="12pt" style:font-weight-complex="bold"/>
    </style:style>
    <style:style style:name="P19" style:family="paragraph" style:parent-style-name="Standard">
      <style:text-properties fo:color="#000000" style:font-name="Nimbus Roman No9 L" fo:font-size="10pt" style:font-size-asian="10pt" style:font-name-complex="Nimbus Roman No9 L" style:font-size-complex="10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Nimbus Roman No9 L1" fo:font-size="12pt" fo:font-weight="bold" style:font-size-asian="12pt" style:font-weight-asian="bold" style:font-name-complex="Nimbus Roman No9 L" style:font-size-complex="12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Nimbus Roman No9 L1" fo:font-size="14pt" fo:font-weight="bold" style:font-size-asian="14pt" style:font-weight-asian="bold" style:font-name-complex="Nimbus Roman No9 L" style:font-size-complex="14pt" style:font-weight-complex="bold"/>
    </style:style>
    <style:style style:name="P22" style:family="paragraph" style:parent-style-name="Standard">
      <style:paragraph-properties fo:margin-left="0cm" fo:margin-right="0.564cm" fo:margin-top="0cm" fo:margin-bottom="0cm" loext:contextual-spacing="false" fo:line-height="87%" fo:orphans="0" fo:widows="0" fo:text-indent="0cm" style:auto-text-indent="false" style:punctuation-wrap="hanging"/>
      <style:text-properties fo:color="#000000" style:font-name="Nimbus Roman No9 L" fo:font-size="10pt" style:font-size-asian="10pt" style:font-name-complex="Nimbus Roman No9 L" style:font-size-complex="10pt"/>
    </style:style>
    <style:style style:name="P23" style:family="paragraph" style:parent-style-name="Standard">
      <style:paragraph-properties fo:margin-left="3.951cm" fo:margin-right="1.799cm" fo:margin-top="0cm" fo:margin-bottom="0cm" loext:contextual-spacing="false" fo:line-height="86%" fo:text-align="center" style:justify-single-word="false" fo:orphans="0" fo:widows="0" fo:text-indent="-2.129cm" style:auto-text-indent="false" style:punctuation-wrap="hanging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24" style:family="paragraph" style:parent-style-name="Standard" style:master-page-name="Standard">
      <style:paragraph-properties fo:margin-top="0cm" fo:margin-bottom="0cm" loext:contextual-spacing="false" style:line-height-at-least="0.176cm" fo:text-align="center" style:justify-single-word="false" fo:orphans="0" fo:widows="0" style:page-number="auto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25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fo:orphans="0" fo:widows="0" style:punctuation-wrap="hanging"/>
      <style:text-properties fo:color="#000000" style:font-name="Nimbus Roman No9 L1" fo:font-size="11pt" fo:font-weight="normal" officeooo:rsid="0048e273" officeooo:paragraph-rsid="0048e273" style:font-size-asian="11pt" style:font-weight-asian="normal" style:font-name-complex="Nimbus Roman No9 L" style:font-size-complex="11pt" style:font-weight-complex="normal"/>
    </style:style>
    <style:style style:name="P26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fo:orphans="0" fo:widows="0" style:punctuation-wrap="hanging"/>
      <style:text-properties fo:color="#000000" style:font-name="Nimbus Roman No9 L1" fo:font-size="11pt" officeooo:paragraph-rsid="0048e273" style:font-size-asian="11pt" style:font-size-complex="11pt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style:punctuation-wrap="hanging"/>
      <style:text-properties fo:color="#000000" style:font-name="Nimbus Roman No9 L1" fo:font-size="12pt" fo:font-weight="bold" officeooo:rsid="0048e273" officeooo:paragraph-rsid="0048e273" style:font-size-asian="12pt" style:font-weight-asian="bold" style:font-name-complex="Nimbus Roman No9 L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punctuation-wrap="hanging"/>
      <style:text-properties officeooo:paragraph-rsid="00670d9b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punctuation-wrap="hanging"/>
      <style:text-properties officeooo:paragraph-rsid="0067d2e0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punctuation-wrap="hanging"/>
      <style:text-properties officeooo:rsid="005f5a41" officeooo:paragraph-rsid="00658902"/>
    </style:style>
    <style:style style:name="P31" style:family="paragraph" style:parent-style-name="Standard" style:list-style-name="L2">
      <style:paragraph-properties fo:line-height="100%" fo:text-align="justify" style:justify-single-word="false"/>
      <style:text-properties fo:font-size="11pt" officeooo:paragraph-rsid="00690c25"/>
    </style:style>
    <style:style style:name="P32" style:family="paragraph" style:parent-style-name="Standard">
      <style:paragraph-properties fo:line-height="100%" fo:text-align="center" style:justify-single-word="false"/>
      <style:text-properties fo:font-size="11pt" officeooo:paragraph-rsid="00690c25"/>
    </style:style>
    <style:style style:name="P33" style:family="paragraph" style:parent-style-name="Standard" style:list-style-name="L2">
      <style:paragraph-properties fo:line-height="100%" fo:text-align="justify" style:justify-single-word="false"/>
      <style:text-properties fo:font-size="11pt" officeooo:rsid="00690c25" officeooo:paragraph-rsid="00690c25"/>
    </style:style>
    <style:style style:name="P34" style:family="paragraph" style:parent-style-name="Standard" style:list-style-name="WW8Num1">
      <style:paragraph-properties fo:margin-left="0cm" fo:margin-right="0cm" fo:margin-top="0cm" fo:margin-bottom="0cm" loext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fo:color="#000000" style:font-name="Nimbus Roman No9 L" fo:font-size="10pt" style:font-size-asian="10pt" style:font-name-complex="Nimbus Roman No9 L" style:font-size-complex="10pt"/>
    </style:style>
    <style:style style:name="P35" style:family="paragraph" style:parent-style-name="Standard" style:list-style-name="WW8Num1">
      <style:paragraph-properties fo:margin-left="0cm" fo:margin-right="0cm" fo:margin-top="0cm" fo:margin-bottom="0cm" loext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fo:color="#000000" style:font-name="Nimbus Roman No9 L" fo:font-size="10pt" officeooo:paragraph-rsid="004babe4" style:font-size-asian="10pt" style:font-name-complex="Nimbus Roman No9 L" style:font-size-complex="10pt"/>
    </style:style>
    <style:style style:name="P36" style:family="paragraph" style:parent-style-name="Standard" style:list-style-name="WW8Num1">
      <style:paragraph-properties fo:margin-left="0cm" fo:margin-right="0cm" fo:margin-top="0cm" fo:margin-bottom="0cm" loext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fo:color="#000000" officeooo:paragraph-rsid="004babe4"/>
    </style:style>
    <style:style style:name="P37" style:family="paragraph" style:parent-style-name="Standard" style:list-style-name="WW8Num1">
      <style:paragraph-properties fo:margin-left="0cm" fo:margin-right="0cm" fo:margin-top="0cm" fo:margin-bottom="0cm" loext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officeooo:paragraph-rsid="004babe4"/>
    </style:style>
    <style:style style:name="P38" style:family="paragraph" style:parent-style-name="Standard" style:list-style-name="WW8Num1">
      <style:paragraph-properties fo:margin-left="0cm" fo:margin-right="0cm" fo:margin-top="0cm" fo:margin-bottom="0cm" loext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officeooo:paragraph-rsid="004c5424"/>
    </style:style>
    <style:style style:name="P39" style:family="paragraph" style:parent-style-name="Standard">
      <style:paragraph-properties fo:margin-left="0cm" fo:margin-right="0.564cm" fo:margin-top="0cm" fo:margin-bottom="0cm" loext:contextual-spacing="false" fo:line-height="100%" fo:text-align="justify" style:justify-single-word="false" fo:orphans="0" fo:widows="0" fo:text-indent="0cm" style:auto-text-indent="false" style:punctuation-wrap="hanging"/>
      <style:text-properties style:font-name="Nimbus Roman No9 L1" fo:font-size="11pt" officeooo:paragraph-rsid="00670d9b"/>
    </style:style>
    <style:style style:name="T1" style:family="text">
      <style:text-properties style:font-name="Nimbus Roman No9 L" fo:font-size="10pt" fo:font-weight="bold" style:font-name-asian="Nimbus Roman No9 L" style:font-size-asian="10pt" style:font-weight-asian="bold" style:font-name-complex="Nimbus Roman No9 L" style:font-size-complex="10pt" style:font-weight-complex="bold"/>
    </style:style>
    <style:style style:name="T2" style:family="text">
      <style:text-properties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T3" style:family="text">
      <style:text-properties style:font-name="Nimbus Roman No9 L" fo:font-size="10pt" fo:font-weight="bold" officeooo:rsid="00437270" style:font-size-asian="10pt" style:font-weight-asian="bold" style:font-name-complex="Nimbus Roman No9 L" style:font-size-complex="10pt" style:font-weight-complex="bold"/>
    </style:style>
    <style:style style:name="T4" style:family="text">
      <style:text-properties style:font-name="Nimbus Roman No9 L" fo:font-size="10pt" fo:font-weight="bold" officeooo:rsid="004b5ac6" style:font-size-asian="10pt" style:font-weight-asian="bold" style:font-name-complex="Nimbus Roman No9 L" style:font-size-complex="10pt" style:font-weight-complex="bold"/>
    </style:style>
    <style:style style:name="T5" style:family="text">
      <style:text-properties style:font-name="Nimbus Roman No9 L" fo:font-size="10pt" fo:font-weight="bold" officeooo:rsid="00640852" style:font-size-asian="10pt" style:font-weight-asian="bold" style:font-name-complex="Nimbus Roman No9 L" style:font-size-complex="10pt" style:font-weight-complex="bold"/>
    </style:style>
    <style:style style:name="T6" style:family="text">
      <style:text-properties style:font-name-asian="Nimbus Roman No9 L" style:font-name-complex="Nimbus Roman No9 L"/>
    </style:style>
    <style:style style:name="T7" style:family="text">
      <style:text-properties fo:font-weight="normal" officeooo:rsid="0022eee4" style:font-weight-asian="normal" style:font-name-complex="Nimbus Roman No9 L" style:font-weight-complex="normal"/>
    </style:style>
    <style:style style:name="T8" style:family="text">
      <style:text-properties fo:font-weight="normal" officeooo:rsid="002d3b10" style:font-weight-asian="normal" style:font-name-complex="Nimbus Roman No9 L" style:font-weight-complex="normal"/>
    </style:style>
    <style:style style:name="T9" style:family="text">
      <style:text-properties fo:font-weight="normal" style:font-size-asian="11pt" style:font-weight-asian="normal" style:font-size-complex="11pt" style:font-weight-complex="normal"/>
    </style:style>
    <style:style style:name="T10" style:family="text">
      <style:text-properties fo:language="en" fo:country="US" style:font-name-asian="ヒラギノ角ゴ Pro W3" style:font-name-complex="Nimbus Roman No9 L"/>
    </style:style>
    <style:style style:name="T11" style:family="text">
      <style:text-properties fo:language="en" fo:country="US" style:font-name-asian="Nimbus Roman No9 L" style:font-name-complex="Nimbus Roman No9 L"/>
    </style:style>
    <style:style style:name="T12" style:family="text">
      <style:text-properties style:font-name-asian="ヒラギノ角ゴ Pro W3" style:font-name-complex="Nimbus Roman No9 L"/>
    </style:style>
    <style:style style:name="T13" style:family="text">
      <style:text-properties fo:color="#000000" style:text-position="sub 64%" officeooo:rsid="002a0516" style:font-name-complex="Nimbus Roman No9 L"/>
    </style:style>
    <style:style style:name="T14" style:family="text">
      <style:text-properties fo:color="#000000" style:text-position="sub 64%" officeooo:rsid="00580f73" style:font-name-complex="Nimbus Roman No9 L"/>
    </style:style>
    <style:style style:name="T15" style:family="text">
      <style:text-properties fo:color="#000000" style:text-position="sub 64%" officeooo:rsid="005433d1" style:font-name-complex="Nimbus Roman No9 L"/>
    </style:style>
    <style:style style:name="T16" style:family="text">
      <style:text-properties fo:color="#000000" style:text-position="sub 64%" fo:font-weight="normal" officeooo:rsid="00670d9b" style:font-size-asian="11pt" style:font-weight-asian="normal" style:font-name-complex="Nimbus Roman No9 L" style:font-size-complex="11pt" style:font-weight-complex="normal"/>
    </style:style>
    <style:style style:name="T17" style:family="text">
      <style:text-properties fo:color="#000000" style:text-position="sub 64%" officeooo:rsid="002a0516" style:font-size-asian="11pt" style:font-name-complex="Nimbus Roman No9 L" style:font-size-complex="11pt"/>
    </style:style>
    <style:style style:name="T18" style:family="text">
      <style:text-properties fo:color="#000000" style:text-position="sub 64%" officeooo:rsid="00580f73" style:font-size-asian="11pt" style:font-name-complex="Nimbus Roman No9 L" style:font-size-complex="11pt"/>
    </style:style>
    <style:style style:name="T19" style:family="text">
      <style:text-properties fo:color="#000000" style:text-position="sub 64%" officeooo:rsid="005433d1" style:font-size-asian="11pt" style:font-name-complex="Nimbus Roman No9 L" style:font-size-complex="11pt"/>
    </style:style>
    <style:style style:name="T20" style:family="text">
      <style:text-properties fo:color="#000000" style:text-position="0% 100%" style:font-name="Nimbus Roman No9 L1" fo:font-size="11pt" fo:font-weight="normal" officeooo:rsid="00658902" style:font-size-asian="11pt" style:font-weight-asian="normal" style:font-name-complex="Nimbus Roman No9 L" style:font-size-complex="11pt" style:font-weight-complex="normal"/>
    </style:style>
    <style:style style:name="T21" style:family="text">
      <style:text-properties fo:color="#000000" style:text-position="0% 100%" style:font-name="Nimbus Roman No9 L1" fo:font-size="11pt" fo:font-weight="normal" officeooo:rsid="00670d9b" style:font-size-asian="11pt" style:font-weight-asian="normal" style:font-name-complex="Nimbus Roman No9 L" style:font-size-complex="11pt" style:font-weight-complex="normal"/>
    </style:style>
    <style:style style:name="T22" style:family="text">
      <style:text-properties fo:color="#000000" style:text-position="0% 100%" style:font-name="Nimbus Roman No9 L1" fo:font-size="11pt" fo:font-weight="normal" officeooo:rsid="0048e273" style:font-size-asian="11pt" style:font-weight-asian="normal" style:font-name-complex="Calibri1" style:font-size-complex="11pt" style:font-weight-complex="normal"/>
    </style:style>
    <style:style style:name="T23" style:family="text">
      <style:text-properties fo:color="#000000" style:text-position="0% 100%" style:font-name="Nimbus Roman No9 L1" fo:font-size="11pt" fo:font-weight="normal" officeooo:rsid="0067d2e0" style:font-size-asian="11pt" style:font-weight-asian="normal" style:font-name-complex="Calibri1" style:font-size-complex="11pt" style:font-weight-complex="normal"/>
    </style:style>
    <style:style style:name="T24" style:family="text">
      <style:text-properties fo:color="#000000" style:text-position="0% 100%" style:font-name="Nimbus Roman No9 L1" fo:font-size="11pt" fo:font-weight="normal" officeooo:rsid="006926e8" style:font-size-asian="11pt" style:font-weight-asian="normal" style:font-name-complex="Calibri1" style:font-size-complex="11pt" style:font-weight-complex="normal"/>
    </style:style>
    <style:style style:name="T25" style:family="text">
      <style:text-properties fo:color="#000000" style:text-position="0% 100%" style:font-name="Nimbus Roman No9 L1" fo:font-size="11pt" fo:font-weight="bold" officeooo:rsid="00658902" style:font-size-asian="11pt" style:font-weight-asian="bold" style:font-name-complex="Nimbus Roman No9 L" style:font-size-complex="11pt" style:font-weight-complex="bold"/>
    </style:style>
    <style:style style:name="T26" style:family="text">
      <style:text-properties fo:color="#000000" style:text-position="0% 100%" style:font-name="Nimbus Roman No9 L1" fo:font-size="10pt" fo:font-weight="normal" officeooo:rsid="0067d2e0" style:font-size-asian="11pt" style:font-weight-asian="normal" style:font-name-complex="Calibri1" style:font-size-complex="11pt" style:font-weight-complex="normal"/>
    </style:style>
    <style:style style:name="T27" style:family="text">
      <style:text-properties fo:color="#000000" style:text-position="0% 100%" officeooo:rsid="00658902" style:font-name-complex="Nimbus Roman No9 L"/>
    </style:style>
    <style:style style:name="T28" style:family="text">
      <style:text-properties fo:color="#000000" style:text-position="0% 100%" officeooo:rsid="005f919c" style:font-name-complex="Nimbus Roman No9 L"/>
    </style:style>
    <style:style style:name="T29" style:family="text">
      <style:text-properties fo:color="#000000" style:text-position="0% 100%" officeooo:rsid="00456d9c" style:font-name-complex="Nimbus Roman No9 L"/>
    </style:style>
    <style:style style:name="T30" style:family="text">
      <style:text-properties fo:color="#000000" style:text-position="0% 100%" officeooo:rsid="00580f73" style:font-name-complex="Nimbus Roman No9 L"/>
    </style:style>
    <style:style style:name="T31" style:family="text">
      <style:text-properties fo:color="#000000" style:text-position="0% 100%" officeooo:rsid="0055e1c0" style:font-name-complex="Nimbus Roman No9 L"/>
    </style:style>
    <style:style style:name="T32" style:family="text">
      <style:text-properties fo:color="#000000" style:text-position="0% 100%" officeooo:rsid="00670d9b" style:font-name-complex="Nimbus Roman No9 L"/>
    </style:style>
    <style:style style:name="T33" style:family="text">
      <style:text-properties fo:color="#000000" style:text-position="0% 100%" fo:font-style="italic" officeooo:rsid="005f919c" style:font-name-complex="Nimbus Roman No9 L"/>
    </style:style>
    <style:style style:name="T34" style:family="text">
      <style:text-properties fo:color="#000000" style:text-position="0% 100%" fo:font-style="italic" officeooo:rsid="005f919c" style:font-size-asian="11pt" style:font-name-complex="Nimbus Roman No9 L" style:font-size-complex="11pt"/>
    </style:style>
    <style:style style:name="T35" style:family="text">
      <style:text-properties fo:color="#000000" style:text-position="0% 100%" fo:font-weight="normal" officeooo:rsid="005f919c" style:font-size-asian="11pt" style:font-weight-asian="normal" style:font-name-complex="Nimbus Roman No9 L" style:font-size-complex="11pt" style:font-weight-complex="normal"/>
    </style:style>
    <style:style style:name="T36" style:family="text">
      <style:text-properties fo:color="#000000" style:text-position="0% 100%" officeooo:rsid="005f919c" style:font-size-asian="11pt" style:font-name-complex="Nimbus Roman No9 L" style:font-size-complex="11pt"/>
    </style:style>
    <style:style style:name="T37" style:family="text">
      <style:text-properties fo:color="#000000" style:text-position="0% 100%" officeooo:rsid="00670d9b" style:font-size-asian="11pt" style:font-name-complex="Nimbus Roman No9 L" style:font-size-complex="11pt"/>
    </style:style>
    <style:style style:name="T38" style:family="text">
      <style:text-properties fo:color="#000000" style:text-position="0% 100%" officeooo:rsid="00658902" style:font-size-asian="11pt" style:font-name-complex="Nimbus Roman No9 L" style:font-size-complex="11pt"/>
    </style:style>
    <style:style style:name="T39" style:family="text">
      <style:text-properties fo:color="#000000" style:text-position="0% 100%" officeooo:rsid="00456d9c" style:font-size-asian="11pt" style:font-name-complex="Nimbus Roman No9 L" style:font-size-complex="11pt"/>
    </style:style>
    <style:style style:name="T40" style:family="text">
      <style:text-properties fo:color="#000000" style:text-position="0% 100%" officeooo:rsid="00580f73" style:font-size-asian="11pt" style:font-name-complex="Nimbus Roman No9 L" style:font-size-complex="11pt"/>
    </style:style>
    <style:style style:name="T41" style:family="text">
      <style:text-properties fo:color="#000000" style:text-position="0% 100%" officeooo:rsid="0055e1c0" style:font-size-asian="11pt" style:font-name-complex="Nimbus Roman No9 L" style:font-size-complex="11pt"/>
    </style:style>
    <style:style style:name="T42" style:family="text">
      <style:text-properties fo:color="#000000" style:text-position="0% 100%" style:font-name="Nimbus Roman No9 L2" fo:font-size="11pt" fo:font-weight="normal" officeooo:rsid="0067a01a" style:font-name-asian="Nimbus Roman No9 L2" style:font-size-asian="11pt" style:font-weight-asian="normal" style:font-name-complex="Nimbus Roman No9 L2" style:font-size-complex="11pt" style:font-weight-complex="normal"/>
    </style:style>
    <style:style style:name="T43" style:family="text">
      <style:text-properties fo:color="#000000" style:text-position="0% 100%" style:font-name="Nimbus Roman No9 L1" fo:font-size="11pt" fo:font-weight="normal" officeooo:rsid="002a0516" style:font-size-asian="11pt" style:font-weight-asian="normal" style:font-name-complex="Nimbus Roman No9 L" style:font-size-complex="11pt" style:font-weight-complex="normal"/>
    </style:style>
    <style:style style:name="T44" style:family="text">
      <style:text-properties fo:color="#000000" style:font-name="Nimbus Roman No9 L1" style:font-size-asian="11pt" style:font-name-complex="Calibri1" style:font-size-complex="11pt" style:font-weight-complex="bold"/>
    </style:style>
    <style:style style:name="T45" style:family="text">
      <style:text-properties fo:color="#000000" style:font-name="Nimbus Roman No9 L1" officeooo:rsid="0048e273" style:font-size-asian="11pt" style:font-name-complex="Calibri1" style:font-size-complex="11pt" style:font-weight-complex="bold"/>
    </style:style>
    <style:style style:name="T46" style:family="text">
      <style:text-properties fo:color="#000000" style:font-name="Nimbus Roman No9 L1" officeooo:rsid="0067d2e0" style:font-size-asian="11pt" style:font-name-complex="Calibri1" style:font-size-complex="11pt" style:font-weight-complex="bold"/>
    </style:style>
    <style:style style:name="T47" style:family="text">
      <style:text-properties fo:color="#000000" style:font-name="Nimbus Roman No9 L1" officeooo:rsid="0063f72b" style:font-size-asian="11pt" style:font-name-complex="Calibri1" style:font-size-complex="11pt" style:font-weight-complex="bold"/>
    </style:style>
    <style:style style:name="T48" style:family="text">
      <style:text-properties fo:color="#000000" style:font-name="Nimbus Roman No9 L1" officeooo:rsid="004ee583" style:font-size-asian="11pt" style:font-name-complex="Calibri1" style:font-size-complex="11pt" style:font-weight-complex="bold"/>
    </style:style>
    <style:style style:name="T49" style:family="text">
      <style:text-properties fo:color="#000000" style:font-name="Nimbus Roman No9 L1" officeooo:rsid="00631acc" style:font-size-asian="11pt" style:font-name-complex="Calibri1" style:font-size-complex="11pt" style:font-weight-complex="bold"/>
    </style:style>
    <style:style style:name="T50" style:family="text">
      <style:text-properties fo:color="#000000" style:font-name="Nimbus Roman No9 L1" officeooo:rsid="00690c25" style:font-size-asian="11pt" style:font-name-complex="Calibri1" style:font-size-complex="11pt" style:font-weight-complex="bold"/>
    </style:style>
    <style:style style:name="T51" style:family="text">
      <style:text-properties fo:color="#000000" style:font-name="Nimbus Roman No9 L1" fo:font-weight="bold" style:font-size-asian="11pt" style:font-weight-asian="bold" style:font-name-complex="Nimbus Roman No9 L" style:font-size-complex="11pt" style:font-weight-complex="bold"/>
    </style:style>
    <style:style style:name="T52" style:family="text">
      <style:text-properties fo:color="#000000" style:font-name="Nimbus Roman No9 L1" fo:font-size="12pt" fo:font-weight="bold" style:font-size-asian="12pt" style:font-weight-asian="bold" style:font-name-complex="Nimbus Roman No9 L" style:font-size-complex="12pt" style:font-weight-complex="bold"/>
    </style:style>
    <style:style style:name="T53" style:family="text">
      <style:text-properties fo:color="#000000" style:font-name="Nimbus Roman No9 L" fo:font-size="10pt" style:font-size-asian="10pt" style:font-name-complex="Nimbus Roman No9 L" style:font-size-complex="10pt"/>
    </style:style>
    <style:style style:name="T54" style:family="text">
      <style:text-properties fo:color="#000000" style:font-name="Nimbus Roman No9 L" fo:font-size="10pt" officeooo:rsid="001605c2" style:font-size-asian="10pt" style:font-name-complex="Nimbus Roman No9 L" style:font-size-complex="10pt"/>
    </style:style>
    <style:style style:name="T55" style:family="text">
      <style:text-properties fo:color="#000000" style:font-name="Nimbus Roman No9 L" fo:font-size="10pt" officeooo:rsid="00437270" style:font-size-asian="10pt" style:font-name-complex="Nimbus Roman No9 L" style:font-size-complex="10pt"/>
    </style:style>
    <style:style style:name="T56" style:family="text">
      <style:text-properties fo:color="#000000" style:font-name="Nimbus Roman No9 L" fo:font-size="10pt" style:font-name-asian="Nimbus Roman No9 L" style:font-size-asian="10pt" style:font-name-complex="Nimbus Roman No9 L" style:font-size-complex="10pt"/>
    </style:style>
    <style:style style:name="T57" style:family="text"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T58" style:family="text">
      <style:text-properties fo:color="#000000" style:text-position="super 58%" officeooo:rsid="002a0516" style:font-name-complex="Nimbus Roman No9 L"/>
    </style:style>
    <style:style style:name="T59" style:family="text">
      <style:text-properties fo:color="#000000" style:text-position="super 58%" style:font-name="Nimbus Roman No9 L1" fo:font-size="11pt" fo:font-weight="normal" officeooo:rsid="002a0516" style:font-size-asian="11pt" style:font-weight-asian="normal" style:font-name-complex="Nimbus Roman No9 L" style:font-size-complex="11pt" style:font-weight-complex="normal"/>
    </style:style>
    <style:style style:name="T60" style:family="text">
      <style:text-properties fo:color="#000000" style:text-position="super 58%" officeooo:rsid="002a0516" style:font-size-asian="11pt" style:font-name-complex="Nimbus Roman No9 L" style:font-size-complex="11pt"/>
    </style:style>
    <style:style style:name="T61" style:family="text">
      <style:text-properties fo:color="#000000" style:text-position="sub 68%" officeooo:rsid="00670d9b" style:font-size-asian="11pt" style:font-name-complex="Nimbus Roman No9 L" style:font-size-complex="11pt"/>
    </style:style>
    <style:style style:name="T62" style:family="text">
      <style:text-properties fo:color="#000000" style:text-position="sub 68%" officeooo:rsid="005f919c" style:font-size-asian="11pt" style:font-name-complex="Nimbus Roman No9 L" style:font-size-complex="11pt"/>
    </style:style>
    <style:style style:name="T63" style:family="text">
      <style:text-properties fo:color="#000000" style:text-position="sub 68%" officeooo:rsid="005f919c" style:font-name-complex="Nimbus Roman No9 L"/>
    </style:style>
    <style:style style:name="T64" style:family="text">
      <style:text-properties fo:color="#000000" officeooo:rsid="00456d9c" style:font-name-complex="Nimbus Roman No9 L"/>
    </style:style>
    <style:style style:name="T65" style:family="text">
      <style:text-properties fo:color="#000000" officeooo:rsid="002a0516" style:font-name-complex="Nimbus Roman No9 L"/>
    </style:style>
    <style:style style:name="T66" style:family="text">
      <style:text-properties fo:color="#000000" officeooo:rsid="00456d9c" style:font-size-asian="11pt" style:font-name-complex="Nimbus Roman No9 L" style:font-size-complex="11pt"/>
    </style:style>
    <style:style style:name="T67" style:family="text">
      <style:text-properties fo:color="#000000" officeooo:rsid="002a0516" style:font-size-asian="11pt" style:font-name-complex="Nimbus Roman No9 L" style:font-size-complex="11pt"/>
    </style:style>
    <style:style style:name="T68" style:family="text">
      <style:text-properties officeooo:rsid="00670d9b"/>
    </style:style>
    <style:style style:name="T69" style:family="text">
      <style:text-properties style:font-size-asian="11pt" style:font-size-complex="11pt"/>
    </style:style>
    <style:style style:name="T70" style:family="text">
      <style:text-properties officeooo:rsid="00670d9b" style:font-size-asian="11pt" style:font-size-complex="11pt"/>
    </style:style>
    <style:style style:name="T71" style:family="text">
      <style:text-properties officeooo:rsid="006c09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EPARTMENT OF PHYSICS</text:p>
      <text:p text:style-name="P3">PANJAB UNIVERSITY</text:p>
      <text:p text:style-name="P12"/>
      <text:p text:style-name="P2">CHANDIGARH.</text:p>
      <text:p text:style-name="P3">SIX-MONTHLY PROGRESS REPORT</text:p>
      <text:p text:style-name="P11"/>
      <text:p text:style-name="P2">PROFORMA FOR Ph.D. CANDIDATES</text:p>
      <text:p text:style-name="P13"><text:span text:style-name="T1"><text:s/></text:span><text:span text:style-name="T2">From </text:span><text:span text:style-name="T3">J</text:span><text:span text:style-name="T5">anuary</text:span><text:span text:style-name="T4">-December</text:span><text:span text:style-name="T2">, 201</text:span><text:span text:style-name="T5">7</text:span></text:p>
      <text:p text:style-name="P10"/>
      <text:p text:style-name="P23">(To be submitted bi-annually by June, 30th and December, 31st)</text:p>
      <text:list xml:id="list1709353866335290817" text:style-name="WW8Num1">
        <text:list-header>
          <text:p text:style-name="P34"/>
        </text:list-header>
        <text:list-item>
          <text:p text:style-name="P35">Name of the candidate: <text:s/>Anterpreet Kaur</text:p>
          <text:p text:style-name="P35"/>
        </text:list-item>
        <text:list-item>
          <text:p text:style-name="P35">Faculty: Science </text:p>
          <text:p text:style-name="P35"/>
        </text:list-item>
        <text:list-item>
          <text:p text:style-name="P35">Department: Physics </text:p>
          <text:p text:style-name="P35"/>
        </text:list-item>
        <text:list-item>
          <text:p text:style-name="P35">Enrolment No. and Date: <text:s/>13/1033, 10 April, 2013</text:p>
          <text:p text:style-name="P36"/>
        </text:list-item>
        <text:list-item>
          <text:p text:style-name="P37"><text:span text:style-name="T53">Registration No. and Date: <text:s/></text:span><text:span text:style-name="T55">4962, <text:s/>4 February, 2016</text:span></text:p>
          <text:p text:style-name="P37"/>
        </text:list-item>
        <text:list-item>
          <text:p text:style-name="P37"><text:span text:style-name="T53">Tentative/Approved Title: <text:s/>MEASUREMENT OF MULTIJET CROSS-SECTION RATIOS IN <text:tab/></text:span><text:span text:style-name="T54">P</text:span><text:span text:style-name="T53">ROTON-PROTON COLLISIONS WITH THE CMS</text:span><text:span text:style-name="T56"> </text:span><text:span text:style-name="T53">DETECTOR AT THE LHC (</text:span><text:span text:style-name="T55">Approved</text:span><text:span text:style-name="T53">)</text:span></text:p>
          <text:p text:style-name="P37"/>
        </text:list-item>
        <text:list-item>
          <text:p text:style-name="P35">A summary of the work done during the last six months (Depending upon <text:s/>the stage of Ph. D work) <text:tab/>providing details of (i) Review of Literature, (ii) Experimentation/Data Collection, and Field work: (iii) <text:tab/>Data Processing: (iv) Data Analysis and Interpretation and (v) Stage of thesis writing with specific <text:tab/>reference to the goals set for the previous 6 months. (Separate sheet attached) </text:p>
          <text:p text:style-name="P37"/>
        </text:list-item>
        <text:list-item>
          <text:p text:style-name="P38"><text:span text:style-name="T53">Did you complete the tasks and achieve the goals you had set for the period under report? Yes/No<text:tab/></text:span><text:span text:style-name="T57">Yes </text:span></text:p>
          <text:p text:style-name="P38"/>
          <text:p text:style-name="P38"><text:span text:style-name="T57"><text:tab/></text:span><text:span text:style-name="T53">If No: Difficulties, Constraints faced in achieving the objectives that had been formulated for the period <text:tab/>under report.</text:span></text:p>
        </text:list-item>
      </text:list>
      <text:p text:style-name="P5"/>
      <text:p text:style-name="P5"/>
      <text:p text:style-name="P5"/>
      <text:p text:style-name="P1"><text:bookmark text:name="page2"/>Certificate</text:p>
      <text:p text:style-name="P5"/>
      <text:p text:style-name="P22">It is certified that the information provided above is correct to the best of my knowledge. I shall try my best to achieve the above targets during the next six months.</text:p>
      <text:p text:style-name="P22"/>
      <text:p text:style-name="P1">Name of the Candidate: <text:s/>Anterpreet Kaur</text:p>
      <text:p text:style-name="P9"/>
      <text:p text:style-name="P5">Signature with date</text:p>
      <text:p text:style-name="P1"/>
      <text:p text:style-name="P1">Certificate:</text:p>
      <text:p text:style-name="P5"/>
      <text:p text:style-name="P5">Progress report of the candidate:</text:p>
      <text:p text:style-name="P8"/>
      <text:p text:style-name="P5">Satisfactory/Unsatisfactory/Need to be improved</text:p>
      <text:p text:style-name="P7"/>
      <text:p text:style-name="P1">Supervisor Name: <text:s/>Prof. Manjit Kaur</text:p>
      <text:p text:style-name="P6"/>
      <text:p text:style-name="P5">Signature with date:</text:p>
      <text:p text:style-name="P4"/>
      <text:p text:style-name="P1">Counter –Signature of the Chairperson</text:p>
      <text:p text:style-name="P19"/>
      <text:p text:style-name="P21"><text:soft-page-break/>WORK DONE</text:p>
      <text:p text:style-name="P20">Physics Problem</text:p>
      <text:p text:style-name="P39"><text:span text:style-name="T38">The </text:span><text:span text:style-name="T36">inclusive 2-jet and 3-jet event cross sections </text:span><text:span text:style-name="T38">are measured </text:span><text:span text:style-name="T66">as a function of average transverse momentum (p</text:span><text:span text:style-name="T17">T</text:span><text:span text:style-name="T39">) of two leading jets </text:span><text:span text:style-name="T40">(</text:span><text:span text:style-name="T41">H</text:span><text:span text:style-name="T18">T,2</text:span><text:span text:style-name="T41">/2</text:span><text:span text:style-name="T40">), </text:span><text:span text:style-name="T67">for two and more number of jets. Data from the LHC (Large Hadron Collider) proton-proton collisions at center of mass energy of 8 TeV, corresponding to an integrated luminosity of 19.71 fb</text:span><text:span text:style-name="T60">−1</text:span><text:span text:style-name="T67">, have been collected with the CMS (Compact Muon Solenoid) detector. Jets are reconstructed with the anti-k</text:span><text:span text:style-name="T19">t</text:span><text:span text:style-name="T67"> clustering algorithm for a jet size parameter R = 0.7 in a phase space region ranging up to j</text:span><text:span text:style-name="T36">et transverse momenta </text:span><text:bookmark text:name="MathJax-Element-7-Frame1"/><text:bookmark text:name="MathJax-Span-581"/><text:bookmark text:name="MathJax-Span-591"/><text:bookmark text:name="MathJax-Span-601"/><text:bookmark text:name="MathJax-Span-611"/><text:span text:style-name="T34">p</text:span><text:bookmark text:name="MathJax-Span-621"/><text:bookmark text:name="MathJax-Span-631"/><text:bookmark text:name="MathJax-Span-641"/><text:span text:style-name="T62">T </text:span><text:span text:style-name="T36">of </text:span><text:bookmark text:name="MathJax-Element-8-Frame1"/><text:bookmark text:name="MathJax-Span-651"/><text:bookmark text:name="MathJax-Span-661"/><text:bookmark text:name="MathJax-Span-671"/><text:span text:style-name="T36">2.0</text:span><text:bookmark text:name="MathJax-Span-681"/><text:span text:style-name="T36"> TeV </text:span><text:span text:style-name="T38">and </text:span><text:span text:style-name="T67">an absolute rapidity of |y| =2.5. </text:span><text:span text:style-name="T36">The data are well described by predictions at next-to-leading order </text:span><text:span text:style-name="T37">(NLO) </text:span><text:span text:style-name="T36">in perturbative quantum chromodynamics, complemented with NP corrections that are important at low </text:span><text:span text:style-name="T41">H</text:span><text:span text:style-name="T18">T,2</text:span><text:span text:style-name="T41">/2. </text:span><text:span text:style-name="T37">A</text:span><text:span text:style-name="T36">dditionally </text:span><text:span text:style-name="T37">the results </text:span><text:span text:style-name="T36">are </text:span><text:span text:style-name="T37">also</text:span><text:span text:style-name="T36"> compared to several Monte Carlo event generators. </text:span><text:span text:style-name="T70">T</text:span><text:span text:style-name="T69">he strong coupling constant is determined in a fit to the </text:span><text:span text:style-name="T70">ratio of </text:span><text:span text:style-name="T36">3-jet over 2-jet event cross section </text:span><text:span text:style-name="T37">(R</text:span><text:span text:style-name="T61">32</text:span><text:span text:style-name="T37">) </text:span><text:span text:style-name="T69">measurement to </text:span><text:span text:style-name="T9">α</text:span><text:span text:style-name="T16">S</text:span><text:span text:style-name="T9"> (M</text:span><text:span text:style-name="T16">Z</text:span><text:span text:style-name="T9">) = 0.1150 ± 0.0010 (exp) ± 0.0013 (PDF) ± 0.0015 (NP) +</text:span><text:span text:style-name="T35">0.0050</text:span><text:bookmark text:name="MathJax-Span-128"/><text:bookmark text:name="MathJax-Span-127"/><text:bookmark text:name="MathJax-Span-126"/><text:span text:style-name="T35">−</text:span><text:bookmark text:name="MathJax-Span-129"/><text:span text:style-name="T35">0.0000</text:span><text:bookmark text:name="MathJax-Span-133"/><text:bookmark text:name="MathJax-Span-132"/><text:bookmark text:name="MathJax-Span-131"/><text:bookmark text:name="MathJax-Span-130"/><text:span text:style-name="T35">(scale) </text:span><text:span text:style-name="T69">using the MSTW2008 PDF set </text:span><text:span text:style-name="T70">(Parton Distribution Function)</text:span><text:span text:style-name="T69">. Employing the MMHT2014 PDF set instead leads to very similar results. Equally compatible determinations of </text:span><text:span text:style-name="T9">α</text:span><text:span text:style-name="T16">S</text:span><text:span text:style-name="T9"> (M</text:span><text:span text:style-name="T16">Z</text:span><text:span text:style-name="T9">) </text:span><text:span text:style-name="T69">are achieved with separate fits to the inclusive 2-jet and 3-jet event cross sections employing various PDF sets. The result for </text:span><text:span text:style-name="T9">α</text:span><text:span text:style-name="T16">S</text:span><text:span text:style-name="T9"> (M</text:span><text:span text:style-name="T16">Z</text:span><text:span text:style-name="T9">) </text:span><text:span text:style-name="T69">is in agreement with previous determinations obtained by the ATLAS and CMS collaborations and with the world average value of </text:span><text:span text:style-name="T9">α</text:span><text:span text:style-name="T16">S</text:span><text:span text:style-name="T9"> (M</text:span><text:span text:style-name="T16">Z</text:span><text:span text:style-name="T9">)</text:span><text:span text:style-name="T69"> = 0.1181 ± 0.0011. </text:span></text:p>
      <text:p text:style-name="P39"><text:span text:style-name="T36"/></text:p>
      <text:p text:style-name="P28"><text:span text:style-name="Strong_20_Emphasis"><text:span text:style-name="T20">The analysis results got public in the form of CMS Physics Analysis Summary </text:span></text:span><text:span text:style-name="Strong_20_Emphasis"><text:span text:style-name="T21">(</text:span></text:span><text:span text:style-name="Strong_20_Emphasis"><text:span text:style-name="T20">PAS</text:span></text:span><text:span text:style-name="Strong_20_Emphasis"><text:span text:style-name="T21">)</text:span></text:span><text:span text:style-name="Strong_20_Emphasis"><text:span text:style-name="T20"> : </text:span></text:span></text:p>
      <text:p text:style-name="P30"><text:span text:style-name="Strong_20_Emphasis"><text:span text:style-name="T20">CMS Collaboration, “Determination of the strong coupling constant from the measurement of inclusive multijet event cross sections in pp collisions at </text:span></text:span><text:span text:style-name="Strong_20_Emphasis"><text:span text:style-name="T42">√</text:span></text:span><text:span text:style-name="Strong_20_Emphasis"><text:span text:style-name="T20">s = 8 TeV”, </text:span></text:span><text:span text:style-name="Strong_20_Emphasis"><text:span text:style-name="T25">CMS-PAS-SMP-16-008 (2017)</text:span></text:span></text:p>
      <text:p text:style-name="P30"><text:span text:style-name="Strong_20_Emphasis"><text:span text:style-name="T25"/></text:span></text:p>
      <text:p text:style-name="P29"><text:span text:style-name="Strong_20_Emphasis"><text:span text:style-name="T22">I </text:span></text:span><text:span text:style-name="Strong_20_Emphasis"><text:span text:style-name="T23">got selected </text:span></text:span><text:span text:style-name="Strong_20_Emphasis"><text:span text:style-name="T26">in LPC Guest and Visitor programme of Fermi National Accelerator Laboratory (Fermilab), Batavia, <text:s/>Chicago, USA. I am deputed to Fermilab for a period of six months (March 20, 2017 to September 14, 2017). </text:span></text:span><text:span text:style-name="Strong_20_Emphasis"><text:span text:style-name="T23">Here </text:span></text:span><text:span text:style-name="Strong_20_Emphasis"><text:span text:style-name="T24">an analysis related to jets is being carried out. A</text:span></text:span><text:span text:style-name="Strong_20_Emphasis"><text:span text:style-name="T23"> search for light, narrow scalar resonances decaying to b quarks in the mass range from 50-500 GeV produced in association with a high transverse momentum jet using 36.4 </text:span></text:span><text:span text:style-name="Strong_20_Emphasis"><text:span text:style-name="T43">fb</text:span></text:span><text:span text:style-name="Strong_20_Emphasis"><text:span text:style-name="T59">−1 </text:span></text:span><text:span text:style-name="Strong_20_Emphasis"><text:span text:style-name="T23">of 2016 at 13 TeV proton-proton collision data collected by CMS, is </text:span></text:span><text:span text:style-name="Strong_20_Emphasis"><text:span text:style-name="T24">being performed</text:span></text:span><text:span text:style-name="Strong_20_Emphasis"><text:span text:style-name="T23">. Novel jet substructure and b-tagging methods and background estimation techniques are employed to search for a resonance in the jet mass distribution originating from a new particle in whose decay the b-quarks are merged into a single jet. </text:span></text:span></text:p>
      <text:p text:style-name="P18"/>
      <text:p text:style-name="P18">Other Activities</text:p>
      <text:list xml:id="list7691722544171970627" text:style-name="L2">
        <text:list-item>
          <text:p text:style-name="P31"><text:span text:style-name="T46">I </text:span><text:span text:style-name="T45">am </text:span><text:span text:style-name="T47">also </text:span><text:span text:style-name="T48">work</text:span><text:span text:style-name="T49">ing</text:span><text:span text:style-name="T45"> in <text:s/>Physics <text:s/>Performance <text:s/>and <text:s/>Dataset <text:s/>(PPD) with Data <text:s/>Quality Monitoring (DQM) group, CMS for </text:span><text:span text:style-name="T50">software </text:span><text:span text:style-name="T46">developement of </text:span><text:span text:style-name="T50">a tool called Historic DQM (HDQM) which is beneficial to study and check stability of various sub-detectors with time. </text:span></text:p>
        </text:list-item>
      </text:list>
      <text:p text:style-name="P32"><text:span text:style-name="T46"><text:s/></text:span><text:span text:style-name="T51"><text:line-break/></text:span><text:span text:style-name="T52">Future Plans</text:span></text:p>
      <text:list xml:id="list3693169843917447769" text:style-name="L3">
        <text:list-item>
          <text:p text:style-name="P25">To <text:span text:style-name="T71">write the thesis.</text:span></text:p>
        </text:list-item>
        <text:list-item>
          <text:p text:style-name="P26"><text:span text:style-name="T7">To </text:span><text:span text:style-name="T8">participate in workshops, seminars and to attend academic</text:span><text:span text:style-name="T7"> lecture</text:span><text:span text:style-name="T8">s</text:span><text:span text:style-name="T7">.</text:span><text:span text:style-name="T11"> <text:s text:c="2"/></text:span></text:p>
        </text:list-item>
      </text:list>
      <text:p text:style-name="P17"><text:s text:c="20"/></text:p>
      <text:p text:style-name="P16"><text:span text:style-name="T10">ANTERPREET KAUR</text:span><text:span text:style-name="T12">,<text:tab/></text:span></text:p>
      <text:p text:style-name="P14"><text:span text:style-name="T6"><text:s text:c="64"/></text:span><text:span text:style-name="T12">DEPARTMENT OF PHYSICS, <text:s text:c="70"/></text:span></text:p>
      <text:p text:style-name="P15"><text:span text:style-name="T6"><text:s text:c="72"/></text:span><text:span text:style-name="T12">PANJAB UNIVERSITY, CHANDIGAR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/>
    <style:font-face style:name="STIXGeneral" svg:font-family="STIXGeneral"/>
    <style:font-face style:name="Symbol" svg:font-family="Symbol"/>
    <style:font-face style:name="arial" svg:font-family="arial, helvetica, sans-serif"/>
    <style:font-face style:name="sans-serif" svg:font-family="sans-serif"/>
    <style:font-face style:name="Nimbus Roman No9 L2" svg:font-family="'Nimbus Roman No9 L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imbus Roman No9 L3" svg:font-family="'Nimbus Roman No9 L', 'Times New Roman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loext:contextual-spacing="false" fo:line-height="115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Times New Roman" style:font-family-asian="'Times New Roman'" style:font-family-generic-asian="roman" style:font-pitch-asian="variable" style:font-size-asian="11pt" style:language-asian="en" style:country-asian="I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2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zh" style:country-asian="CN" style:font-size-complex="12pt"/>
    </style:style>
    <style:style style:name="WW8Num1z0" style:family="text">
      <style:text-properties fo:color="#000000" style:font-name="Nimbus Roman No9 L" fo:font-family="'Nimbus Roman No9 L', 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fo:font-weight="bold" style:font-weight-asian="bold" style:font-name-complex="OpenSymbol" style:font-family-complex="OpenSymbol, 'Arial Unicode MS'" style:font-weight-complex="bold"/>
    </style:style>
    <style:style style:name="WW8Num4z1" style:family="text">
      <style:text-properties style:font-name="OpenSymbol" fo:font-family="OpenSymbol, 'Arial Unicode MS'" fo:font-weight="bold" style:font-weight-asian="bold" style:font-name-complex="OpenSymbol" style:font-family-complex="OpenSymbol, 'Arial Unicode MS'" style:font-weight-complex="bold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Absatz-Standardschriftart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fo:font-size="12pt" fo:font-weight="bold" style:font-name-asian="OpenSymbol" style:font-family-asian="OpenSymbol, 'Arial Unicode MS'" style:font-size-asian="10.5pt" style:font-weight-asian="bold" style:font-name-complex="OpenSymbol" style:font-family-complex="OpenSymbol, 'Arial Unicode MS'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number>
      <text:list-level-style-number text:level="2" text:style-name="WW8Num1z0" style:num-suffix="." style:num-format="1" text:start-value="5">
        <style:list-level-properties text:list-level-position-and-space-mode="label-alignment">
          <style:list-level-label-alignment text:label-followed-by="listtab" text:list-tab-stop-position="3.657cm" fo:text-indent="-0.635cm" fo:margin-left="3.657cm"/>
        </style:list-level-properties>
      </text:list-level-style-number>
      <text:list-level-style-number text:level="3" text:style-name="WW8Num1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1z0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1z0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1z0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1z0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1z0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1z0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2z0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2z0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2z0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2z0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2z0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2z0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enu thakur</meta:initial-creator>
    <meta:creation-date>2015-01-08T17:34:00</meta:creation-date>
    <dc:date>2017-07-17T18:11:23.001921711</dc:date>
    <meta:print-date>2015-01-19T11:18:00</meta:print-date>
    <meta:editing-cycles>89</meta:editing-cycles>
    <meta:editing-duration>PT10H34M26S</meta:editing-duration>
    <meta:generator>LibreOffice/5.1.6.2$Linux_X86_64 LibreOffice_project/10m0$Build-2</meta:generator>
    <meta:document-statistic meta:table-count="0" meta:image-count="0" meta:object-count="0" meta:page-count="2" meta:paragraph-count="41" meta:word-count="733" meta:character-count="4861" meta:non-whitespace-character-count="3916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